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1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1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8"><text:s/>( <text:s text:c="5"/></text:span><text:span text:style-name="T11"><text:s/></text:span><text:span text:style-name="T20"><text:user-field-get text:name="py3o.o.children">children</text:user-field-get></text:span><text:span text:style-name="T11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7"><text:user-field-get text:name="py3o.o.company_id.hr_head_id.name">hr_head</text:user-field-get></text:span></text:p>
            <text:p text:style-name="P63">တာဝန်<text:span text:style-name="T7"> <text:s text:c="2"/></text:span><text:span text:style-name="T7"><text:user-field-get text:name="py3o.o.company_id.hr_head_id.job_id.name">hr_head_job_name</text:user-field-get>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26:09.392000000</dc:date>
    <meta:editing-duration>P1DT8H55M55S</meta:editing-duration>
    <meta:editing-cycles>857</meta:editing-cycles>
    <meta:document-statistic meta:table-count="9" meta:image-count="0" meta:object-count="0" meta:page-count="4" meta:paragraph-count="132" meta:word-count="408" meta:character-count="2545" meta:non-whitespace-character-count="2238"/>
  </office:meta>
</office:document-meta>
</file>